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ORIEGA REATEGUI OSWAL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321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7411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NORIEGA REATEGUI OSWAL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9321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 741 1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1/2021</text:p>
          </table:table-cell>
          <table:table-cell table:style-name="Tabla2.A3" office:value-type="string">
            <text:p text:style-name="P22">5374228</text:p>
          </table:table-cell>
          <table:table-cell table:style-name="Tabla2.D3" office:value-type="string">
            <text:p text:style-name="P23">1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7:43:5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